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sword and spear</text:p>
      <text:p text:style-name="P2">wall of shields</text:p>
      <text:p text:style-name="P3">bcjh</text:p>
      <text:p text:style-name="P4">mbc n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 Y</dc:creator>
    <meta:creation-date>2021-04-08T11:34:00Z</meta:creation-date>
    <dc:date>2021-04-08T11:36:00Z</dc:date>
    <meta:template xlink:href="Normal" xlink:type="simple"/>
    <meta:editing-cycles>3</meta:editing-cycles>
    <meta:editing-duration>PT120S</meta:editing-duration>
    <meta:document-statistic meta:page-count="1" meta:paragraph-count="1" meta:word-count="6" meta:character-count="43" meta:row-count="1" meta:non-whitespace-character-count="38"/>
  </office:meta>
</office:document-meta>
</file>